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C000002C1C00001A9024E43A5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,654.23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7654.45">
            <text:p>7,654.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,456.43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5674.34">
            <text:p>5,674.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,258.6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3694.23">
            <text:p>3,69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,060.83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2714.12">
            <text:p>2,714.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,863.03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3456.54">
            <text:p>3,456.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,665.23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4198.96">
            <text:p>4,198.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,467.43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4941.38">
            <text:p>4,941.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,269.63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5683.8">
            <text:p>5,683.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,071.83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26.22">
            <text:p>6,426.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,874.03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5432.21">
            <text:p>5,432.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,676.23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438.2">
            <text:p>4,438.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,478.43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4444.19">
            <text:p>4,444.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F34" table:end-x="0.8787in" table:end-y="0.1724in" draw:z-index="0" svg:width="4.4453in" svg:height="2.6768in" svg:x="0.878in" svg:y="0.1622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L34" table:end-x="0.8894in" table:end-y="0.0102in" draw:z-index="1" draw:name="Graphics 1" draw:style-name="gr1" draw:text-style-name="P1" svg:width="4.4453in" svg:height="2.6768in" svg:x="0in" svg:y="0in">
              <draw:image xlink:href="Pictures/200005C000002C1C00001A9024E43A5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5-09-28T09:59:06</dc:date>
    <dc:language>en-US</dc:language>
    <meta:editing-cycles>4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6000003814697pt" style:font-family-asian="'Andale Sans UI'" style:font-pitch-asian="variable" style:font-size-asian="12.6000003814697pt" style:font-family-complex="Tahoma" style:font-pitch-complex="variable" style:font-size-complex="12.6000003814697pt"/>
    </style:style>
    <style:style style:name="ch3" style:family="chart">
      <style:graphic-properties draw:fill="none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69999980926514pt" style:font-family-asian="'Andale Sans UI'" style:font-pitch-asian="variable" style:font-size-asian="8.69999980926514pt" style:font-family-complex="Tahoma" style:font-pitch-complex="variable" style:font-size-complex="8.69999980926514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80000019073486pt" style:font-family-asian="'Andale Sans UI'" style:font-pitch-asian="variable" style:font-size-asian="5.80000019073486pt" style:font-family-complex="Tahoma" style:font-pitch-complex="variable" style:font-size-complex="5.8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92cm" svg:height="6.8cm" chart:class="chart:bar" chart:style-name="ch1">
        <chart:title svg:x="2.627cm" svg:y="0.136cm" chart:style-name="ch2">
          <text:p>Columns_Lines_and_Columns</text:p>
        </chart:title>
        <chart:legend chart:legend-position="end" svg:x="9.71cm" svg:y="2.764cm" chart:style-name="ch3"/>
        <chart:plot-area chart:style-name="ch4" table:cell-range-address="Sheet1.$B$4:.$F$16" chart:data-source-has-labels="both" chart:table-number-list="0" svg:x="0.224cm" svg:y="0.908cm" svg:width="9.039cm" svg:height="5.756cm">
          <chart:axis chart:dimension="x" chart:name="primary-x" chart:style-name="ch5">
            <chart:title svg:x="5.233cm" svg:y="6.31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4cm" svg:y="3.943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